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3" style:family="paragraph"/>
    <style:style style:name="P7" style:parent-style-name="Standard" style:list-style-name="LFO3" style:family="paragraph"/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4" style:family="paragraph"/>
    <style:style style:name="P11" style:parent-style-name="Standard" style:list-style-name="LFO4" style:family="paragraph"/>
    <style:style style:name="P12" style:parent-style-name="Standard" style:list-style-name="LFO5" style:family="paragraph"/>
    <style:style style:name="P13" style:parent-style-name="Standard" style:list-style-name="LFO6" style:family="paragraph"/>
    <style:style style:name="P14" style:parent-style-name="Standard" style:list-style-name="LFO6" style:family="paragraph"/>
    <style:style style:name="P15" style:parent-style-name="Standard" style:list-style-name="LFO7" style:family="paragraph"/>
    <style:style style:name="P16" style:parent-style-name="Standard" style:list-style-name="LFO7" style:family="paragraph"/>
    <style:style style:name="P17" style:parent-style-name="Standard" style:list-style-name="LFO7" style:family="paragraph"/>
    <style:style style:name="P18" style:parent-style-name="Standard" style:list-style-name="LFO7" style:family="paragraph"/>
    <style:style style:name="P19" style:parent-style-name="Standard" style:family="paragraph">
      <style:paragraph-properties fo:margin-left="0.4923in">
        <style:tab-stops/>
      </style:paragraph-properties>
    </style:style>
    <style:style style:name="P20" style:parent-style-name="Standard" style:family="paragraph">
      <style:paragraph-properties fo:margin-left="0.4923in">
        <style:tab-stops/>
      </style:paragraph-properties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P23" style:parent-style-name="Standard" style:family="paragraph">
      <style:paragraph-properties fo:margin-left="0.4923in">
        <style:tab-stops/>
      </style:paragraph-properties>
    </style:style>
    <style:style style:name="P24" style:parent-style-name="Standard" style:family="paragraph">
      <style:paragraph-properties fo:margin-left="0.4923in">
        <style:tab-stops/>
      </style:paragraph-properties>
    </style:style>
    <style:style style:name="P25" style:parent-style-name="Standard" style:family="paragraph">
      <style:paragraph-properties fo:margin-left="0.4923in">
        <style:tab-stops/>
      </style:paragraph-properties>
    </style:style>
    <style:style style:name="P26" style:parent-style-name="Standard" style:family="paragraph">
      <style:paragraph-properties fo:margin-left="0.4923in">
        <style:tab-stops/>
      </style:paragraph-properties>
    </style:style>
    <style:style style:name="P27" style:parent-style-name="Standard" style:family="paragraph">
      <style:paragraph-properties fo:margin-left="0.4923in">
        <style:tab-stops/>
      </style:paragraph-properties>
    </style:style>
    <style:style style:name="P28" style:parent-style-name="Standard" style:family="paragraph">
      <style:paragraph-properties fo:margin-left="0.4923in">
        <style:tab-stops/>
      </style:paragraph-properties>
    </style:style>
    <style:style style:name="P29" style:parent-style-name="Standard" style:family="paragraph">
      <style:paragraph-properties fo:margin-left="0.4923in">
        <style:tab-stops/>
      </style:paragraph-properties>
    </style:style>
    <style:style style:name="P30" style:parent-style-name="Standard" style:family="paragraph">
      <style:paragraph-properties fo:margin-left="0.4923in">
        <style:tab-stops/>
      </style:paragraph-properties>
    </style:style>
    <style:style style:name="P31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margin-left="0.4923in">
        <style:tab-stops/>
      </style:paragraph-properties>
    </style:style>
    <style:style style:name="P33" style:parent-style-name="Standard" style:family="paragraph">
      <style:paragraph-properties fo:margin-left="0.4923in">
        <style:tab-stops/>
      </style:paragraph-properties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P35" style:parent-style-name="Standard" style:family="paragraph">
      <style:paragraph-properties fo:margin-left="0.4923in">
        <style:tab-stops/>
      </style:paragraph-properties>
    </style:style>
    <style:style style:name="P36" style:parent-style-name="Standard" style:list-style-name="LFO8" style:family="paragraph">
      <style:paragraph-properties fo:margin-left="0.0104in" fo:text-indent="0.3958in">
        <style:tab-stops/>
      </style:paragraph-properties>
    </style:style>
    <style:style style:name="P37" style:parent-style-name="Standard" style:family="paragraph">
      <style:paragraph-properties fo:margin-left="0.0104in" fo:text-indent="0.3958in">
        <style:tab-stops/>
      </style:paragraph-properties>
    </style:style>
    <style:style style:name="P38" style:parent-style-name="Standard" style:list-style-name="LFO8" style:family="paragraph">
      <style:paragraph-properties fo:margin-left="0.0104in" fo:text-indent="0.3958in">
        <style:tab-stops/>
      </style:paragraph-properties>
    </style:style>
    <style:style style:name="P39" style:parent-style-name="Standard" style:family="paragraph">
      <style:paragraph-properties fo:margin-left="0.0104in" fo:text-indent="0.3958in">
        <style:tab-stops/>
      </style:paragraph-properties>
    </style:style>
    <style:style style:name="P40" style:parent-style-name="Standard" style:family="paragraph">
      <style:paragraph-properties fo:margin-left="0.0104in" fo:text-indent="0.3958in">
        <style:tab-stops/>
      </style:paragraph-properties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P42" style:parent-style-name="Standard" style:family="paragraph">
      <style:paragraph-properties fo:margin-left="0.4923in">
        <style:tab-stops/>
      </style:paragraph-properties>
    </style:style>
    <style:style style:name="P43" style:parent-style-name="Standard" style:family="paragraph">
      <style:paragraph-properties fo:margin-left="0.4923in">
        <style:tab-stops/>
      </style:paragraph-properties>
    </style:style>
    <style:style style:name="P44" style:parent-style-name="Standard" style:family="paragraph">
      <style:paragraph-properties fo:margin-left="0.4923in">
        <style:tab-stops/>
      </style:paragraph-properties>
    </style:style>
    <style:style style:name="P45" style:parent-style-name="Standard" style:family="paragraph">
      <style:paragraph-properties fo:margin-left="0.4923in">
        <style:tab-stops/>
      </style:paragraph-properties>
    </style:style>
    <style:style style:name="P46" style:parent-style-name="Standard" style:family="paragraph">
      <style:paragraph-properties fo:margin-left="0.4923in">
        <style:tab-stops/>
      </style:paragraph-properties>
    </style:style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>
      <style:paragraph-properties fo:margin-left="0.4923in">
        <style:tab-stops/>
      </style:paragraph-properties>
    </style:style>
    <style:style style:name="P49" style:parent-style-name="Standard" style:family="paragraph">
      <style:paragraph-properties fo:margin-left="0.4923in">
        <style:tab-stops/>
      </style:paragraph-properties>
    </style:style>
    <style:style style:name="P50" style:parent-style-name="Standard" style:family="paragraph">
      <style:paragraph-properties fo:margin-left="0.4923in">
        <style:tab-stops/>
      </style:paragraph-properties>
    </style:style>
    <style:style style:name="P51" style:parent-style-name="Standard" style:family="paragraph">
      <style:paragraph-properties fo:margin-left="0.4923in">
        <style:tab-stops/>
      </style:paragraph-properties>
    </style:style>
    <style:style style:name="P52" style:parent-style-name="Standard" style:family="paragraph">
      <style:paragraph-properties fo:margin-left="0.4923in">
        <style:tab-stops/>
      </style:paragraph-properties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P55" style:parent-style-name="Standard" style:family="paragraph">
      <style:paragraph-properties fo:margin-left="0.4923in">
        <style:tab-stops/>
      </style:paragraph-properties>
    </style:style>
    <style:style style:name="P56" style:parent-style-name="Standard" style:family="paragraph">
      <style:paragraph-properties fo:margin-left="0.4923in">
        <style:tab-stops/>
      </style:paragraph-properties>
    </style:style>
    <style:style style:name="P57" style:parent-style-name="Standard" style:family="paragraph">
      <style:paragraph-properties fo:margin-left="0.4923in">
        <style:tab-stops/>
      </style:paragraph-properties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P59" style:parent-style-name="Standard" style:family="paragraph">
      <style:paragraph-properties fo:margin-left="0.4923in">
        <style:tab-stops/>
      </style:paragraph-properties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P63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family="graphic" style:name="a10" style:parent-style-name="Graphics">
      <style:graphic-properties fo:min-width="0.29236in" fo:min-height="0.22986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min-width="0.27153in" fo:min-height="0.31319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29236in" fo:min-height="0.17708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3">
      <style:graphic-properties fo:min-width="0.40694in" fo:min-height="0.38542in" fo:wrap-option="wrap" fo:padding-top="0in" fo:padding-bottom="0in" fo:padding-left="0in" fo:padding-right="0in" draw:textarea-vertical-align="middle" style:wrap="run-through" style:run-through="foreground" style:writing-mode="lr-tb" draw:fill="solid" draw:fill-color="#ffff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4">
      <style:graphic-properties fo:min-width="0.40694in" fo:min-height="0.40625in" fo:wrap-option="wrap" fo:padding-top="0in" fo:padding-bottom="0in" fo:padding-left="0in" fo:padding-right="0in" draw:textarea-vertical-align="middle" style:wrap="run-through" style:run-through="foreground" style:writing-mode="lr-tb" draw:fill="solid" draw:fill-color="#33cc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>
      <style:graphic-properties fo:min-width="0.40694in" fo:min-height="0.40625in" fo:wrap-option="wrap" fo:padding-top="0in" fo:padding-bottom="0in" fo:padding-left="0in" fo:padding-right="0in" draw:textarea-vertical-align="middle" style:wrap="run-through" style:run-through="foreground" style:writing-mode="lr-tb" draw:fill="solid" draw:fill-color="#33cc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6">
      <style:graphic-properties fo:min-width="0.40694in" fo:min-height="0.40625in" fo:wrap-option="wrap" fo:padding-top="0in" fo:padding-bottom="0in" fo:padding-left="0in" fo:padding-right="0in" draw:textarea-vertical-align="middle" style:wrap="run-through" style:run-through="foreground" style:writing-mode="lr-tb" draw:fill="solid" draw:fill-color="#33cc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7">
      <style:graphic-properties fo:min-width="0.40694in" fo:min-height="0.40625in" fo:wrap-option="wrap" fo:padding-top="0in" fo:padding-bottom="0in" fo:padding-left="0in" fo:padding-right="0in" draw:textarea-vertical-align="middle" style:wrap="run-through" style:run-through="foreground" style:writing-mode="lr-tb" draw:fill="solid" draw:fill-color="#33cc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8">
      <style:graphic-properties fo:min-width="0.40694in" fo:min-height="0.41667in" fo:wrap-option="wrap" fo:padding-top="0in" fo:padding-bottom="0in" fo:padding-left="0in" fo:padding-right="0in" draw:textarea-vertical-align="middle" style:wrap="run-through" style:run-through="foreground" style:writing-mode="lr-tb" draw:fill="solid" draw:fill-color="#33cc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32361in" fo:min-height="0.77153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9">
      <style:graphic-properties fo:min-width="0.40694in" fo:min-height="0.40625in" fo:wrap-option="wrap" fo:padding-top="0in" fo:padding-bottom="0in" fo:padding-left="0in" fo:padding-right="0in" draw:textarea-vertical-align="middle" style:wrap="run-through" style:run-through="foreground" style:writing-mode="lr-tb" draw:fill="solid" draw:fill-color="#33cc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27083in" fo:min-height="2.45903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">
      <style:graphic-properties fo:min-width="0.11458in" fo:min-height="0.125in" fo:wrap-option="no-wrap" fo:padding-top="0in" fo:padding-bottom="0in" fo:padding-left="0in" fo:padding-right="0in" draw:textarea-vertical-align="middle" style:wrap="run-through" style:run-through="foreground" style:writing-mode="lr-tb" draw:fill="solid" draw:fill-color="#000000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>
      <style:graphic-properties fo:min-width="0.10417in" fo:min-height="0in" fo:wrap-option="no-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4">
      <style:graphic-properties fo:min-width="0in" fo:min-height="2.84375in" fo:wrap-option="no-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>
      <style:graphic-properties fo:min-width="0.11458in" fo:min-height="0in" fo:wrap-option="no-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6" style:parent-style-name="Graphics">
      <style:graphic-properties fo:min-width="0.20903in" fo:min-height="0.26042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0833in" fo:min-height="0.27153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22917in" fo:min-height="0.21875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9" style:parent-style-name="Graphics">
      <style:graphic-properties fo:min-width="0.20903in" fo:min-height="0.27083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0">
      <style:graphic-properties fo:min-width="0in" fo:min-height="0.50486in" fo:wrap-option="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1">
      <style:graphic-properties fo:min-width="0.25in" fo:min-height="2.78125in" fo:wrap-option="wrap" fo:padding-top="0in" fo:padding-bottom="0in" fo:padding-left="0in" fo:padding-right="0in" draw:textarea-vertical-align="middle" style:wrap="run-through" style:run-through="foreground" style:writing-mode="lr-tb" draw:fill="solid" draw:fill-color="#ffff66" draw:opacity="100%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2">
      <style:graphic-properties fo:min-width="0.36458in" fo:min-height="2.81806in" fo:wrap-option="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3" style:parent-style-name="Graphics">
      <style:graphic-properties fo:min-width="0.28194in" fo:min-height="2.66667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4" style:parent-style-name="Graphics">
      <style:graphic-properties fo:min-width="0.88194in" fo:min-height="3.51042in" fo:wrap-option="no-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25">
      <style:graphic-properties fo:min-width="0.29236in" fo:min-height="2.83889in" fo:wrap-option="wrap" fo:padding-top="0in" fo:padding-bottom="0in" fo:padding-left="0in" fo:padding-right="0in" draw:textarea-vertical-align="middle" style:wrap="run-through" style:run-through="foreground" style:writing-mode="lr-tb" draw:fill="none" draw:stroke="solid" svg:stroke-width="0.01389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Resumo sobre Métodos ágeis , CMMI e MPS.BR</text:p>
      <text:p text:style-name="Standard"/>
      <text:p text:style-name="Standard"/>
      <text:p text:style-name="Standard"><text:tab/>Métodos Agéis</text:p>
      <text:p text:style-name="Standard"/>
      <text:p text:style-name="Standard"><text:s text:c="2"/>Métodos ágeis são processos de desenvolvimento de software que visam o desenvolvimento ágil.Métodos agéis são eficazes em<text:s/>pequenas e médias empresas.Em 2001 foi formada a aliança ágil por 17 metodologistas para a promoção do manisto ágil contendo um conjunto de valores e principios a serem considerados como <text:s/>base no desenvolvimento ágil.Há alguns principios e valores comuns que são compartilhados por todos os Métodos ágeis atualmente. são eles:</text:p>
      <text:p text:style-name="Standard"/>
      <text:list text:style-name="LFO1" text:continue-numbering="true">
        <text:list-item>
          <text:p text:style-name="P2">indivíduos e interações são mais importantes que processos e ferramentas;</text:p>
        </text:list-item>
      </text:list>
      <text:p text:style-name="Standard"/>
      <text:list text:style-name="LFO1" text:continue-numbering="true">
        <text:list-item>
          <text:p text:style-name="P3">software funcionando é mais importante do que documentação completa e</text:p>
        </text:list-item>
      </text:list>
      <text:p text:style-name="Standard">detalhada;</text:p>
      <text:p text:style-name="Standard"/>
      <text:list text:style-name="LFO2" text:continue-numbering="true">
        <text:list-item>
          <text:p text:style-name="P4">colaboração dos clientes é mais importante do que negociação de contratos; e</text:p>
        </text:list-item>
      </text:list>
      <text:p text:style-name="Standard"/>
      <text:list text:style-name="LFO2" text:continue-numbering="true">
        <text:list-item>
          <text:p text:style-name="P5"><text:s/>adaptação às mudanças é mais importante do que seguir um plano.</text:p>
        </text:list-item>
      </text:list>
      <text:p text:style-name="Standard"><text:s text:c="3"/></text:p>
      <text:p text:style-name="Standard"><text:s text:c="2"/>O que há de novo nos métodos ágeis não são as práticas <text:s/>que eles utilizam, mas sim o reconhecimento de que as pessoas são os principais ícones para o andamento e o sucesso do projeto.</text:p>
      <text:p text:style-name="Standard"><text:s text:c="2"/>Existe um modelo de referência ágil que é constituido de dezesseis processos que abrangem todo o ciclo de desenvolvimento de software.São classificados em quatro grupos de processo:</text:p>
      <text:p text:style-name="Standard"/>
      <text:list text:style-name="LFO3" text:continue-numbering="true">
        <text:list-item>
          <text:p text:style-name="P6">Processo de iniciação(INI):Responsavel pelo planejamento global e por dar inicio ao projeto;</text:p>
        </text:list-item>
      </text:list>
      <text:p text:style-name="Standard"/>
      <text:list text:style-name="LFO3" text:continue-numbering="true">
        <text:list-item>
          <text:p text:style-name="P7">Processo de Desenvolvimento Iterativo(DES):Responsavel pelo desenvolvimento do software e pelo refinamento dos produtos e dos processos e constituem o ciclo <text:s/>iterativo do modelo;</text:p>
        </text:list-item>
      </text:list>
      <text:p text:style-name="Standard"/>
      <text:list text:style-name="LFO3" text:continue-numbering="true">
        <text:list-item>
          <text:p text:style-name="P8">Processo de Operação(OPE):Responsavel pelas atividades de manutenção e encerramento do projeto pelo e pela preparação do software para o ambiente de produção.</text:p>
        </text:list-item>
      </text:list>
      <text:p text:style-name="Standard"/>
      <text:list text:style-name="LFO3" text:continue-numbering="true">
        <text:list-item>
          <text:p text:style-name="P9">Processo de Apoio(APO):Responsável pelas atividades que auxiliam na padronização de<text:s/>produtos e processos, no controle de versões de software e na qualidade dos produtos intermediarios e finais.</text:p>
        </text:list-item>
      </text:list>
      <text:p text:style-name="Standard"><text:s/></text:p>
      <text:p text:style-name="Standard"><text:s text:c="2"/>Principais métodos agéis(ou pelo menos os mais conhecidos) são: Scrum , XP(eXtreme Programing), FDD(Feature-Driven-Development), ASD(adptative Software Development, AUP(Agile Unfied Process).</text:p>
      <text:p text:style-name="Standard"/>
      <text:p text:style-name="Standard"/>
      <text:p text:style-name="Standard"><text:tab/>CMMI-Capability Maturity Model Integration</text:p>
      <text:p text:style-name="Standard"/>
      <text:p text:style-name="Standard">É um modelo de maturidade de melhoria de processo de software geralmente aplicado a grandes empresas que trabalham na área de desenvolvimento de software.O<text:s/>CMMI(Capability Maturity Model Intehgratiuon) é um modelo de maturidade internacional desenvolvido pelo SEI(Software Engineering Instute).O CMMI usa duas diferentes abordagens para a melhoria dos processos de uma organização:</text:p>
      <text:list text:style-name="LFO4" text:continue-numbering="true">
        <text:list-item>
          <text:p text:style-name="P10">Representação por estágios;</text:p>
        </text:list-item>
        <text:list-item>
          <text:p text:style-name="P11"><text:s/>Representação continua;</text:p>
        </text:list-item>
      </text:list>
      <text:p text:style-name="Standard"/>
      <text:p text:style-name="Standard"><text:tab/>A representação por estágio é dividida em niveis de maturidade,cada nivel é definido por um conjunto de áreas de processo que identificam atividades a serem executadas.São 5 niveis:</text:p>
      <text:p text:style-name="Standard"/>
      <text:p text:style-name="Standard">Nivel 1</text:p>
      <text:p text:style-name="Standard"><text:tab/>Inicial:Processo informal, imprevisivel, pouco controlado.</text:p>
      <text:p text:style-name="Standard"/>
      <text:p text:style-name="Standard">nivel 2</text:p>
      <text:p text:style-name="Standard"><text:tab/>Gerenciado:Processo caracterizado para processos e frequentemente reativo.</text:p>
      <text:p text:style-name="Standard"/>
      <text:p text:style-name="Standard">nivel 3</text:p>
      <text:p text:style-name="Standard"><text:tab/>Definido:Processo pró-ativo e caracterizado para <text:s/>a organização.</text:p>
      <text:p text:style-name="Standard"/>
      <text:p text:style-name="Standard">nivel 4</text:p>
      <text:p text:style-name="Standard"><text:tab/>Gerenciado Quantativamente:Processo e produtos medidos<text:s/>e controlados quantativamente.</text:p>
      <text:p text:style-name="Standard"/>
      <text:p text:style-name="Standard">nivel 5</text:p>
      <text:p text:style-name="Standard"><text:tab/>Otimizado:Processos de melhoria são institucionalizados e Foca na melhoria continua do processo.</text:p>
      <text:p text:style-name="Standard"/>
      <text:p text:style-name="Standard"/>
      <text:p text:style-name="Standard"><text:s/>Um nivel de maturidade só alcançavel quando um conjunto de areas de um processo de uma organização/unidade<text:s/>organizacional é atendido.</text:p>
      <text:p text:style-name="Standard"/>
      <text:p text:style-name="Standard"/>
      <text:p text:style-name="Standard"><text:tab/>A Representação continua é estruturada em niveis de capacidade, cada area de processo na representação continua é constituida de objetivos especificos e genericos.A representação continua possui 6 niveis de maturidade.</text:p>
      <text:p text:style-name="Standard"/>
      <text:p text:style-name="Standard">nivel 0</text:p>
      <text:p text:style-name="Standard"><text:tab/>Incompleto:processo não executado ou executado parcailmente.</text:p>
      <text:p text:style-name="Standard"/>
      <text:p text:style-name="Standard">nivel 1</text:p>
      <text:p text:style-name="Standard"><text:tab/>Realizado:Satisfaz objetivos especificos das áreas de processo.</text:p>
      <text:p text:style-name="Standard"/>
      <text:p text:style-name="Standard">nivel 2</text:p>
      <text:p text:style-name="Standard"><text:tab/>Gerenciado:Processo caracterizado para projetos e frequentemente reativo.</text:p>
      <text:p text:style-name="Standard"/>
      <text:p text:style-name="Standard">nivel 3</text:p>
      <text:p text:style-name="Standard"><text:tab/>Definido:Processo pró-ativo e caracterizado para a organização.</text:p>
      <text:p text:style-name="Standard"/>
      <text:p text:style-name="Standard">nivel 4</text:p>
      <text:p text:style-name="Standard"><text:tab/>Gerenciado Quantativamente:processo e produto medido e controlado quantativamente.</text:p>
      <text:p text:style-name="Standard"/>
      <text:p text:style-name="Standard">nivel 5</text:p>
      <text:p text:style-name="Standard"><text:tab/>Otimizado:Processos de melhoria são institucionalizados.Foco na melhoria continua do processo.</text:p>
      <text:p text:style-name="Standard"/>
      <text:p text:style-name="Standard"/>
      <text:p text:style-name="Standard"/>
      <text:p text:style-name="Standard"/>
      <text:p text:style-name="Standard"><text:tab/><text:tab/>MPS.BR</text:p>
      <text:p text:style-name="Standard"/>
      <text:p text:style-name="Standard"><text:tab/>O Programa Mps.br foi criado/desenvolvido pela SOFTEX(Associação para Promoção da Excelência do Software Brasileiro ) em 2003 devido a necessidade de <text:s/>aumentar o potencial da <text:s/>indústria de software em nível nacional e internacional.</text:p>
      <text:p text:style-name="Standard"><text:tab/>O Programa MPS.BR é composto de tres componentes:</text:p>
      <text:list text:style-name="LFO5" text:continue-numbering="true">
        <text:list-item>
          <text:p text:style-name="P12">MR-MPS Modelo de Referência para a Melhoria de Processo de Software;</text:p>
        </text:list-item>
      </text:list>
      <text:p text:style-name="Standard"/>
      <text:list text:style-name="LFO6" text:continue-numbering="true">
        <text:list-item>
          <text:p text:style-name="P13">MA-MPS Método de Avaliação para a Melhoria de Processo de Software;</text:p>
        </text:list-item>
      </text:list>
      <text:p text:style-name="Standard"/>
      <text:list text:style-name="LFO6" text:continue-numbering="true">
        <text:list-item>
          <text:p text:style-name="P14">MN-MPS Modelo de Negócio para a Melhoria de Processo de Software;</text:p>
        </text:list-item>
      </text:list>
      <text:p text:style-name="Standard"/>
      <text:p text:style-name="Standard">O MPS.BR também é composto de:</text:p>
      <text:list text:style-name="LFO7" text:continue-numbering="true">
        <text:list-item>
          <text:p text:style-name="P15">Guia Geral <text:s/>- descreve detalhadamente o modelo MPS.BR e faz uma introdução aos demais guias que dão suporte para os processos de aquisição e avaliação;</text:p>
        </text:list-item>
      </text:list>
      <text:p text:style-name="Standard"/>
      <text:list text:style-name="LFO7" text:continue-numbering="true">
        <text:list-item>
          <text:p text:style-name="P16">Guia de Aquisição – contem informações que auxiliam as organizações na aquisição de<text:s/>software e serviços correlatos, este guia é composto de quatro subprocessos e atividades relacionadas;</text:p>
        </text:list-item>
      </text:list>
      <text:p text:style-name="Standard"><text:s/></text:p>
      <text:list text:style-name="LFO7" text:continue-numbering="true">
        <text:list-item>
          <text:p text:style-name="P17">Guia de Avaliação – descrição do Processo e do Método de avaliação MA-MPS (tendo como referência a norma internacional ISO/IEC 15504-2), este guia é composto de 4 subprocessos <text:s/>e várias atividades;</text:p>
        </text:list-item>
      </text:list>
      <text:p text:style-name="Standard"/>
      <text:list text:style-name="LFO7" text:continue-numbering="true">
        <text:list-item>
          <text:p text:style-name="P18">Guia de Implementação – é composto por 7 documentos que compreendem desde o nivel G(mais baixo) até o nivel A(mais alto).Estes 7 documentos fornecem os requisitos necessários para a implementação dos 7 niveis de maturidade descritos no MR-MPS;</text:p>
        </text:list-item>
      </text:list>
      <text:p text:style-name="Standard"/>
      <text:p text:style-name="Standard"><text:tab/>Existe tambem o Documento do Programa onde são especificadas as regras de negócio para a implementação do MR-MPS, consultoria e avalição, programas anuais de treinamento, provas e wokshops realizados pelo MPS.BR;</text:p>
      <text:p text:style-name="Standard"><text:tab/>O MN-MPS pode ser um modelo de negocio cooperado em Grupos de Empresas(MNC-MPS) ou pode ser um modelo de negócio Específico para uma Empresa(MNE-MPS).</text:p>
      <text:p text:style-name="Standard"><text:tab/>Como já descrito no Guia de Avaliação o modelo MR-MPS é classificado em niveis de maturidade sequenciais e<text:s/>acumulativos, cada nivel contém um conjunto de processos em um determinado nivel de capacidade.</text:p>
      <text:p text:style-name="Standard"/>
      <text:p text:style-name="Standard"><draw:frame draw:z-index="251667456" draw:id="id0" draw:style-name="a0" draw:name="Text Box 3" text:anchor-type="paragraph" svg:x="0.68472in" svg:y="1.81319in" svg:width="0.77153in" svg:height="0.32361in" style:rel-width="scale" style:rel-height="scale"><draw:text-box><text:p text:style-name="Normal">Nivel A =</text:p></draw:text-box><svg:desc/></draw:frame><draw:frame draw:z-index="251665408" draw:id="id1" draw:style-name="a1" draw:name="Text Box 5" text:anchor-type="paragraph" svg:x="3.60139in" svg:y="0.96944in" svg:width="2.45903in" svg:height="0.27083in" style:rel-width="scale" style:rel-height="scale"><draw:text-box><text:p text:style-name="Normal">Primeiro Nivel a ser implementado</text:p></draw:text-box><svg:desc/></draw:frame><draw:custom-shape svg:x="2.84097in" svg:y="1.03194in" svg:width="0.125in" svg:height="0.11458in" draw:z-index="251663360" draw:id="id2" draw:style-name="a2" draw:name="AutoShape 7" text:anchor-type="paragraph"><svg:desc/><text:p text:style-name="Normal"/><draw:enhanced-geometry draw:type="non-primitive" svg:viewBox="0 0 21600 21600" draw:enhanced-path="M 10800 0 L 21600 21600 0 21600 Z N" draw:text-areas="?f28 ?f30 ?f29 ?f31" draw:glue-points="?f20 ?f21 ?f22 ?f23 ?f20 ?f24 ?f25 ?f23 ?f20 ?f21 ?f26 ?f23 ?f25 ?f24 ?f20 ?f24 ?f22 ?f24 ?f27 ?f23" draw:glue-point-leaving-directions="-360.0001, -90, -180, -270, -360.0001, -360.0001, -360.0001, -360.0001, -360.0001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57240 * ?f5 / 21600"/><draw:equation draw:name="f9" draw:formula="0 * ?f4 / 21600"/><draw:equation draw:name="f10" draw:formula="114480 * ?f5 / 21600"/><draw:equation draw:name="f11" draw:formula="52560 * ?f4 / 21600"/><draw:equation draw:name="f12" draw:formula="105120 * ?f4 / 21600"/><draw:equation draw:name="f13" draw:formula="0 * ?f5 / 21600"/><draw:equation draw:name="f14" draw:formula="28620 * ?f5 / 21600"/><draw:equation draw:name="f15" draw:formula="85860 * ?f5 / 21600"/><draw:equation draw:name="f16" draw:formula="5400 * ?f5 / 21600"/><draw:equation draw:name="f17" draw:formula="10800 * ?f4 / 21600"/><draw:equation draw:name="f18" draw:formula="16200 * ?f5 / 21600"/><draw:equation draw:name="f19" draw:formula="18000 * ?f4 / 21600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6"/><draw:equation draw:name="f28" draw:formula="?f16 / ?f6"/><draw:equation draw:name="f29" draw:formula="?f18 / ?f6"/><draw:equation draw:name="f30" draw:formula="?f17 / ?f7"/><draw:equation draw:name="f31" draw:formula="?f19 / ?f7"/></draw:enhanced-geometry></draw:custom-shape><draw:custom-shape svg:x="3.09097in" svg:y="0.27569in" svg:width="0in" svg:height="0.10417in" draw:z-index="251661312" draw:id="id3" draw:style-name="a3" draw:name="Line 9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24722in" svg:y="0.27569in" svg:width="2.84375in" svg:height="0in" draw:z-index="251660288" draw:id="id4" draw:style-name="a4" draw:name="Line 10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24722in" svg:y="0.27569in" svg:width="0in" svg:height="0.11458in" draw:z-index="251659264" draw:id="id5" draw:style-name="a5" draw:name="Line 11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<draw:equation draw:name="f0" draw:formula="left"/><draw:equation draw:name="f1" draw:formula="right"/><draw:equation draw:name="f2" draw:formula="top"/><draw:equation draw:name="f3" draw:formula="bottom"/></draw:enhanced-geometry></draw:custom-shape><draw:frame draw:z-index="251658240" draw:id="id6" draw:style-name="a6" draw:name="Text Box 12" text:anchor-type="paragraph" svg:x="2.78889in" svg:y="0.67153in" svg:width="0.26042in" svg:height="0.20903in" style:rel-width="scale" style:rel-height="scale"><draw:text-box><text:p text:style-name="Normal"><text:s/>G</text:p></draw:text-box><svg:desc/></draw:frame><draw:frame draw:z-index="251657216" draw:id="id7" draw:style-name="a7" draw:name="Text Box 13" text:anchor-type="paragraph" svg:x="2.36181in" svg:y="0.66111in" svg:width="0.27153in" svg:height="0.20833in" style:rel-width="scale" style:rel-height="scale"><draw:text-box><text:p text:style-name="Normal"><text:s text:c="2"/>F</text:p></draw:text-box><svg:desc/></draw:frame><draw:frame draw:z-index="251656192" draw:id="id8" draw:style-name="a8" draw:name="Text Box 14" text:anchor-type="paragraph" svg:x="2.00764in" svg:y="0.66111in" svg:width="0.21875in" svg:height="0.22917in" style:rel-width="scale" style:rel-height="scale"><draw:text-box><text:p text:style-name="Normal"><text:s/>E</text:p></draw:text-box><svg:desc/></draw:frame><draw:frame draw:z-index="251655168" draw:id="id9" draw:style-name="a9" draw:name="Text Box 15" text:anchor-type="paragraph" svg:x="1.54931in" svg:y="0.65069in" svg:width="0.27083in" svg:height="0.20903in" style:rel-width="scale" style:rel-height="scale"><draw:text-box><text:p text:style-name="Normal"><text:s/>D</text:p></draw:text-box><svg:desc/></draw:frame><draw:frame draw:z-index="251654144" draw:id="id10" draw:style-name="a10" draw:name="Text Box 16" text:anchor-type="paragraph" svg:x="1.17431in" svg:y="0.65069in" svg:width="0.22986in" svg:height="0.29236in" style:rel-width="scale" style:rel-height="scale"><draw:text-box><text:p text:style-name="Normal"><text:s/>C</text:p></draw:text-box><svg:desc/></draw:frame><draw:frame draw:z-index="251653120" draw:id="id11" draw:style-name="a11" draw:name="Text Box 17" text:anchor-type="paragraph" svg:x="0.76806in" svg:y="0.67153in" svg:width="0.31319in" svg:height="0.27153in" style:rel-width="scale" style:rel-height="scale"><draw:text-box><text:p text:style-name="Normal"><text:s/>B</text:p></draw:text-box><svg:desc/></draw:frame><draw:frame draw:z-index="251652096" draw:id="id12" draw:style-name="a12" draw:name="Text Box 18" text:anchor-type="paragraph" svg:x="0.39306in" svg:y="0.65069in" svg:width="0.17708in" svg:height="0.29236in" style:rel-width="scale" style:rel-height="scale"><draw:text-box><text:p text:style-name="Normal">A</text:p></draw:text-box><svg:desc/></draw:frame><text:tab/>Niveis de<text:s/>Maturidade</text:p>
      <text:p text:style-name="P19"/>
      <text:p text:style-name="P20"><draw:custom-shape svg:x="2.70556in" svg:y="0.15278in" svg:width="0.38542in" svg:height="0.40694in" draw:z-index="251651072" draw:id="id13" draw:style-name="a13" draw:name="AutoShape 19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85940 * ?f5 / 21600"/><draw:equation draw:name="f9" draw:formula="0 * ?f4 / 21600"/><draw:equation draw:name="f10" draw:formula="371879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draw:custom-shape svg:x="2.29931in" svg:y="0.15278in" svg:width="0.40625in" svg:height="0.40694in" draw:z-index="251650048" draw:id="id14" draw:style-name="a14" draw:name="AutoShape 20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85940 * ?f5 / 21600"/><draw:equation draw:name="f9" draw:formula="0 * ?f4 / 21600"/><draw:equation draw:name="f10" draw:formula="371879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draw:custom-shape svg:x="1.89306in" svg:y="0.15278in" svg:width="0.40625in" svg:height="0.40694in" draw:z-index="251649024" draw:id="id15" draw:style-name="a15" draw:name="AutoShape 21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85940 * ?f5 / 21600"/><draw:equation draw:name="f9" draw:formula="0 * ?f4 / 21600"/><draw:equation draw:name="f10" draw:formula="371879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draw:custom-shape svg:x="1.48681in" svg:y="0.15278in" svg:width="0.40625in" svg:height="0.40694in" draw:z-index="251648000" draw:id="id16" draw:style-name="a16" draw:name="AutoShape 22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85940 * ?f5 / 21600"/><draw:equation draw:name="f9" draw:formula="0 * ?f4 / 21600"/><draw:equation draw:name="f10" draw:formula="371879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draw:custom-shape svg:x="1.08056in" svg:y="0.15278in" svg:width="0.40625in" svg:height="0.40694in" draw:z-index="251646976" draw:id="id17" draw:style-name="a17" draw:name="AutoShape 23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85940 * ?f5 / 21600"/><draw:equation draw:name="f9" draw:formula="0 * ?f4 / 21600"/><draw:equation draw:name="f10" draw:formula="371879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draw:custom-shape svg:x="0.66389in" svg:y="0.15278in" svg:width="0.41667in" svg:height="0.40694in" draw:z-index="251645952" draw:id="id18" draw:style-name="a18" draw:name="AutoShape 24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90620 * ?f5 / 21600"/><draw:equation draw:name="f9" draw:formula="0 * ?f4 / 21600"/><draw:equation draw:name="f10" draw:formula="381240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draw:custom-shape svg:x="0.25764in" svg:y="0.15278in" svg:width="0.40625in" svg:height="0.40694in" draw:z-index="251644928" draw:id="id19" draw:style-name="a19" draw:name="AutoShape 25" text:anchor-type="paragraph"><svg:desc/><text:p text:style-name="Normal"/><draw:enhanced-geometry draw:type="non-primitive" svg:viewBox="0 0 21600 21600" draw:enhanced-path="M 0 0 L 21600 0 21600 21600 0 21600 0 0 Z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85940 * ?f5 / 21600"/><draw:equation draw:name="f9" draw:formula="0 * ?f4 / 21600"/><draw:equation draw:name="f10" draw:formula="371879 * ?f5 / 21600"/><draw:equation draw:name="f11" draw:formula="185940 * ?f4 / 21600"/><draw:equation draw:name="f12" draw:formula="371879 * ?f4 / 21600"/><draw:equation draw:name="f13" draw:formula="0 * ?f5 / 21600"/><draw:equation draw:name="f14" draw:formula="21600 * ?f5 / 21600"/><draw:equation draw:name="f15" draw:formula="21600 * ?f4 / 21600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/text:p>
      <text:p text:style-name="P21"/>
      <text:p text:style-name="P22"/>
      <text:p text:style-name="P23"><draw:custom-shape svg:x="2.95139in" svg:y="0.12569in" svg:width="0.50486in" svg:height="0in" draw:z-index="251664384" draw:id="id20" draw:style-name="a20" draw:name="Line 6" text:anchor-type="paragraph"><svg:desc/><text:p text:style-name="Normal"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p>
      <text:p text:style-name="P24"><draw:custom-shape svg:x="0.30972in" svg:y="0.11111in" svg:width="2.78125in" svg:height="0.25in" draw:z-index="251662336" draw:id="id21" draw:style-name="a21" draw:name="AutoShape 8" text:anchor-type="paragraph"><svg:desc/><text:p text:style-name="Normal"/><draw:enhanced-geometry draw:type="non-primitive" svg:viewBox="0 0 21600 21600" draw:enhanced-path="M 21600 5400 L 5400 5400 5400 0 0 10800 5400 21600 5400 16200 21600 16200 Z N" draw:text-areas="?f24 ?f26 ?f25 ?f27" draw:glue-points="?f18 ?f19 ?f20 ?f21 ?f18 ?f22 ?f23 ?f21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1267020 * ?f5 / 21600"/><draw:equation draw:name="f9" draw:formula="0 * ?f4 / 21600"/><draw:equation draw:name="f10" draw:formula="2534040 * ?f5 / 21600"/><draw:equation draw:name="f11" draw:formula="114480 * ?f4 / 21600"/><draw:equation draw:name="f12" draw:formula="228960 * ?f4 / 21600"/><draw:equation draw:name="f13" draw:formula="0 * ?f5 / 21600"/><draw:equation draw:name="f14" draw:formula="2700 * ?f5 / 21600"/><draw:equation draw:name="f15" draw:formula="5400 * ?f4 / 21600"/><draw:equation draw:name="f16" draw:formula="21600 * ?f5 / 21600"/><draw:equation draw:name="f17" draw:formula="16200 * ?f4 / 21600"/><draw:equation draw:name="f18" draw:formula="?f8 / ?f6"/><draw:equation draw:name="f19" draw:formula="?f9 / ?f7"/><draw:equation draw:name="f20" draw:formula="?f10 / ?f6"/><draw:equation draw:name="f21" draw:formula="?f11 / ?f7"/><draw:equation draw:name="f22" draw:formula="?f12 / ?f7"/><draw:equation draw:name="f23" draw:formula="?f13 / ?f6"/><draw:equation draw:name="f24" draw:formula="?f14 / ?f6"/><draw:equation draw:name="f25" draw:formula="?f16 / ?f6"/><draw:equation draw:name="f26" draw:formula="?f15 / ?f7"/><draw:equation draw:name="f27" draw:formula="?f17 / ?f7"/></draw:enhanced-geometry></draw:custom-shape></text:p>
      <text:p text:style-name="P25"/>
      <text:p text:style-name="P26"><draw:custom-shape svg:x="1.40347in" svg:y="0.18611in" svg:width="2.81806in" svg:height="0.36458in" draw:z-index="251666432" draw:id="id22" draw:style-name="a22" draw:name="AutoShape 4" text:anchor-type="paragraph"><svg:desc/><text:p text:style-name="Normal"/><draw:enhanced-geometry draw:type="non-primitive" svg:viewBox="0 0 2543400 21600" draw:enhanced-path="M 55620 0 L 55619 0 C 40260 0 27810 805 27810 1799 L 27810 9000 C 27810 9994 15359 10799 0 10800 L -1 10800 C 15359 10800 27810 11605 27810 12600 L 27810 19800 C 27810 20794 40260 21599 55619 21600 N M 2487780 21600 L 2487780 21600 C 2503139 21599 2515590 20794 2515590 19800 L 2515590 12600 C 2515590 11605 2528040 10800 2543399 10800 L 2543400 10800 C 2528040 10800 2515590 9994 2515590 9000 L 2515590 1800 C 2515590 805 2503139 0 2487780 0 N" draw:text-areas="?f26 ?f28 ?f27 ?f29" draw:glue-points="?f19 ?f20 ?f21 ?f22 ?f19 ?f23 ?f24 ?f22 ?f25 ?f20 ?f24 ?f22 ?f25 ?f23 ?f21 ?f22" draw:glue-point-leaving-directions="-360.0001, -90, -180, -270, -360.0001, -360.0001, -360.0001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3400"/><draw:equation draw:name="f7" draw:formula="?f4 / 21600"/><draw:equation draw:name="f8" draw:formula="1271700 * ?f5 / 2543400"/><draw:equation draw:name="f9" draw:formula="0 * ?f4 / 21600"/><draw:equation draw:name="f10" draw:formula="2543400 * ?f5 / 2543400"/><draw:equation draw:name="f11" draw:formula="166860 * ?f4 / 21600"/><draw:equation draw:name="f12" draw:formula="333720 * ?f4 / 21600"/><draw:equation draw:name="f13" draw:formula="0 * ?f5 / 2543400"/><draw:equation draw:name="f14" draw:formula="166860 * ?f5 / 2543400"/><draw:equation draw:name="f15" draw:formula="37080 * ?f5 / 2543400"/><draw:equation draw:name="f16" draw:formula="600 * ?f4 / 21600"/><draw:equation draw:name="f17" draw:formula="2506320 * ?f5 / 2543400"/><draw:equation draw:name="f18" draw:formula="21000 * ?f4 / 21600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7"/><draw:equation draw:name="f24" draw:formula="?f13 / ?f6"/><draw:equation draw:name="f25" draw:formula="?f14 / ?f6"/><draw:equation draw:name="f26" draw:formula="?f15 / ?f6"/><draw:equation draw:name="f27" draw:formula="?f17 / ?f6"/><draw:equation draw:name="f28" draw:formula="?f16 / ?f7"/><draw:equation draw:name="f29" draw:formula="?f18 / ?f7"/></draw:enhanced-geometry></draw:custom-shape></text:p>
      <text:p text:style-name="P27"><draw:frame draw:z-index="251668480" draw:id="id23" draw:style-name="a23" draw:name="Text Box 26" text:anchor-type="paragraph" svg:x="1.45556in" svg:y="0.07778in" svg:width="2.66667in" svg:height="0.28194in" style:rel-width="scale" style:rel-height="scale"><draw:text-box><text:p text:style-name="Normal">Processo 1, Processo 2, …, Processo n</text:p></draw:text-box><svg:desc/></draw:frame></text:p>
      <text:p text:style-name="P28"><draw:frame draw:z-index="251669504" draw:id="id24" draw:style-name="a24" draw:name="Text Box 27" text:anchor-type="paragraph" svg:x="0.68472in" svg:y="0.10486in" svg:width="3.51042in" svg:height="0.88194in" style:rel-width="scale" style:rel-height="scale"><draw:text-box><text:p text:style-name="Normal"><text:s text:c="6"/>.</text:p><text:p text:style-name="Normal"><text:s text:c="6"/>.</text:p><text:p text:style-name="Normal"><text:s text:c="6"/>.</text:p><text:p text:style-name="Normal">Nivel G = <text:s text:c="3"/>Processo 1, Processo 2, …, Processo n</text:p></draw:text-box><svg:desc/></draw:frame></text:p>
      <text:p text:style-name="P29"/>
      <text:p text:style-name="P30"/>
      <text:p text:style-name="Standard"><draw:custom-shape svg:x="1.38264in" svg:y="0.05764in" svg:width="2.83889in" svg:height="0.29236in" draw:z-index="251670528" draw:id="id25" draw:style-name="a25" draw:name="AutoShape 28" text:anchor-type="paragraph"><svg:desc/><text:p text:style-name="P31"/><draw:enhanced-geometry draw:type="non-primitive" svg:viewBox="0 0 2600639 21600" draw:enhanced-path="M 44520 0 L 44519 0 C 32226 0 22260 805 22260 1799 L 22260 9000 C 22260 9994 12293 10799 0 10800 L -1 10800 C 12293 10800 22260 11605 22260 12600 L 22260 19800 C 22260 20794 32226 21599 44519 21600 N M 2556119 21600 L 2556119 21600 C 2568412 21599 2578379 20794 2578379 19800 L 2578379 12600 C 2578379 11605 2588345 10800 2600638 10800 L 2600639 10800 C 2588345 10800 2578379 9994 2578379 9000 L 2578379 1800 C 2578379 805 2568412 0 2556119 0 N" draw:text-areas="?f26 ?f28 ?f27 ?f29" draw:glue-points="?f19 ?f20 ?f21 ?f22 ?f19 ?f23 ?f24 ?f22 ?f25 ?f20 ?f24 ?f22 ?f25 ?f23 ?f21 ?f22" draw:glue-point-leaving-directions="-360.0001, -90, -180, -270, -360.0001, -360.0001, -360.0001, -360.000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00639"/><draw:equation draw:name="f7" draw:formula="?f4 / 21600"/><draw:equation draw:name="f8" draw:formula="1300320 * ?f5 / 2600639"/><draw:equation draw:name="f9" draw:formula="0 * ?f4 / 21600"/><draw:equation draw:name="f10" draw:formula="2600639 * ?f5 / 2600639"/><draw:equation draw:name="f11" draw:formula="133560 * ?f4 / 21600"/><draw:equation draw:name="f12" draw:formula="267120 * ?f4 / 21600"/><draw:equation draw:name="f13" draw:formula="0 * ?f5 / 2600639"/><draw:equation draw:name="f14" draw:formula="133560 * ?f5 / 2600639"/><draw:equation draw:name="f15" draw:formula="29680 * ?f5 / 2600639"/><draw:equation draw:name="f16" draw:formula="600 * ?f4 / 21600"/><draw:equation draw:name="f17" draw:formula="2570959 * ?f5 / 2600639"/><draw:equation draw:name="f18" draw:formula="21000 * ?f4 / 21600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7"/><draw:equation draw:name="f24" draw:formula="?f13 / ?f6"/><draw:equation draw:name="f25" draw:formula="?f14 / ?f6"/><draw:equation draw:name="f26" draw:formula="?f15 / ?f6"/><draw:equation draw:name="f27" draw:formula="?f17 / ?f6"/><draw:equation draw:name="f28" draw:formula="?f16 / ?f7"/><draw:equation draw:name="f29" draw:formula="?f18 / ?f7"/></draw:enhanced-geometry></draw:custom-shape><text:tab/></text:p>
      <text:p text:style-name="Standard"/>
      <text:p text:style-name="Standard"><text:tab/>Os sete niveis de maturidade são definidos em: A(Em Otimização), B(Gerenciado <text:s/><text:soft-page-break/>Quantitativamente),<text:s/>C(Definido), D(Largamente Definido), E(Parcialmente Definido), F(Gerenciado), G(Parcialmente Gerenciado).</text:p>
      <text:p text:style-name="P32"/>
      <text:p text:style-name="P33"/>
      <text:p text:style-name="P34">Como funciona a implementação do modelo MN-MPS:</text:p>
      <text:p text:style-name="P35"/>
      <text:list text:style-name="LFO8" text:continue-numbering="true">
        <text:list-item>
          <text:p text:style-name="P36">Modelo de negócio Especifico(MNE) - A empresa interessada na implementação do modelo MPS negocia e<text:s/>assina um contrato com uma Instituição Implementadora(II); após sua implemetação, a empresa negocia e assina outro contrato com uma Instituição avaliadora(IA) .A instituição avaliadora não pode ser a mesma que fez a implementação do modelo MPS na empresa.</text:p>
        </text:list-item>
      </text:list>
      <text:p text:style-name="P37"/>
      <text:list text:style-name="LFO8" text:continue-numbering="true">
        <text:list-item>
          <text:p text:style-name="P38">Modelo de Negócio Cooperado em Grupo de Empresas(MNC) – fazer uma constituição de um conjunto de empresas comprometidas com a implementação e avaliação do modelo MPS é assinado um convênio com uma Instituição Organzadora de Grupos de Empresas(IOGE).Apartir da constituição dos grupos de empresa deve-se negociar e assinar um contrato com uma instituição implementadora(II),após a implementação a IOGE negocia e assina contrato com uma ou mais Instituições Avaliadoras(IA).Mais uma vez a instituição implementadora não pode ser a mesa que fez a implementação do modelo MPS na empresa.</text:p>
        </text:list-item>
      </text:list>
      <text:p text:style-name="P39"/>
      <text:p text:style-name="P40">A empresa interessada na certificação MPS.BR escolhe qual modelo de negocio vai utilizar para para implementação do modelo de negócio(MNE-MPS ou MNC-MPS), é feita uma avaliação para<text:s/>decidir qual o nivel de maturidade mais indicado(geralmente começa-se pelo nivel mais baixo de implemetação, o nivel G). feito pela instituição implementadora, após a escolha do nivel que sera implementado a empresa começa a fazer as mudanças necessárias para atingir o nivel de maturidade indicado pela instituição implementadora.Depois de feita todas as mudanças necessárias faz-se um contrato com uma instituição avaliadora que ira julgar se todos os requisitos no nivel escolhido estão sendo cumpridos.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amara</meta:initial-creator>
    <dc:creator>Tamara</dc:creator>
    <meta:creation-date>2012-07-30T16:40:00Z</meta:creation-date>
    <dc:date>2012-08-06T17:51:00Z</dc:date>
    <meta:template xlink:href="Normal" xlink:type="simple"/>
    <meta:editing-cycles>1</meta:editing-cycles>
    <meta:editing-duration>PT12480S</meta:editing-duration>
    <meta:document-statistic meta:page-count="4" meta:paragraph-count="15" meta:word-count="1224" meta:character-count="7821" meta:row-count="55" meta:non-whitespace-character-count="6612"/>
  </office:meta>
</office:document-meta>
</file>